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微软雅黑" svg:font-family="微软雅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01e491" officeooo:paragraph-rsid="0001e491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0329f6" officeooo:paragraph-rsid="000329f6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fo:font-weight="normal" officeooo:rsid="00064b68" officeooo:paragraph-rsid="00064b68" style:font-size-asian="16pt" style:language-asian="zh" style:country-asian="CN" style:font-weight-asian="normal" style:font-size-complex="18.25pt" style:font-weight-complex="normal"/>
    </style:style>
    <style:style style:name="P4" style:family="paragraph" style:parent-style-name="Standard">
      <style:text-properties fo:font-size="22pt" fo:font-weight="bold" officeooo:rsid="0001e491" officeooo:paragraph-rsid="0001e491" style:font-size-asian="22pt" style:language-asian="zh" style:country-asian="CN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0329f6" officeooo:paragraph-rsid="000329f6" style:font-size-asian="22pt" style:language-asian="zh" style:country-asian="CN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04b898" officeooo:paragraph-rsid="0004b898" style:font-size-asian="22pt" style:language-asian="zh" style:country-asian="CN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064b68" officeooo:paragraph-rsid="00064b68" style:font-size-asian="22pt" style:language-asian="zh" style:country-asian="CN" style:font-weight-asian="bold" style:font-size-complex="22pt" style:font-weight-complex="bold"/>
    </style:style>
    <style:style style:name="P8" style:family="paragraph" style:parent-style-name="Standard">
      <style:text-properties fo:font-size="16pt" fo:font-weight="normal" officeooo:rsid="0001e491" officeooo:paragraph-rsid="0001e491" style:font-size-asian="16pt" style:language-asian="zh" style:country-asian="CN" style:font-weight-asian="normal" style:font-size-complex="16pt" style:font-weight-complex="normal"/>
    </style:style>
    <style:style style:name="P9" style:family="paragraph" style:parent-style-name="Text_20_body">
      <style:text-properties fo:font-size="16pt" fo:font-weight="normal" officeooo:rsid="0001e491" officeooo:paragraph-rsid="0001e491" style:font-size-asian="16pt" style:language-asian="zh" style:country-asian="CN" style:font-weight-asian="normal" style:font-size-complex="16pt" style:font-weight-complex="normal"/>
    </style:style>
    <style:style style:name="P10" style:family="paragraph" style:parent-style-name="Table_20_Contents">
      <style:text-properties fo:font-size="18.25pt" officeooo:rsid="000329f6" officeooo:paragraph-rsid="000329f6" style:font-size-asian="16pt" style:font-size-complex="18.25pt"/>
    </style:style>
    <style:style style:name="P11" style:family="paragraph" style:parent-style-name="Table_20_Contents">
      <style:text-properties fo:font-size="18.25pt" officeooo:rsid="00064b68" officeooo:paragraph-rsid="00064b68" style:font-size-asian="16pt" style:language-asian="zh" style:country-asian="CN" style:font-size-complex="18.25pt"/>
    </style:style>
    <style:style style:name="P12" style:family="paragraph" style:parent-style-name="Table_20_Contents">
      <style:text-properties fo:color="#ff0000" fo:font-size="18.25pt" officeooo:rsid="000329f6" officeooo:paragraph-rsid="000329f6" style:font-size-asian="16pt" style:font-size-complex="18.25pt"/>
    </style:style>
    <style:style style:name="P13" style:family="paragraph" style:parent-style-name="Table_20_Contents">
      <style:text-properties fo:font-size="22pt" officeooo:rsid="00064b68" officeooo:paragraph-rsid="00064b68" style:font-size-asian="22pt" style:font-size-complex="22pt"/>
    </style:style>
    <style:style style:name="P14" style:family="paragraph" style:parent-style-name="Standard">
      <style:text-properties fo:font-size="16pt" fo:font-weight="normal" officeooo:rsid="0004b898" officeooo:paragraph-rsid="0004b898" style:font-size-asian="16pt" style:language-asian="zh" style:country-asian="CN" style:font-weight-asian="normal" style:font-size-complex="16pt" style:font-weight-complex="normal"/>
    </style:style>
    <style:style style:name="T1" style:family="text">
      <style:text-properties style:font-name="Tahoma"/>
    </style:style>
    <style:style style:name="T2" style:family="text">
      <style:text-properties style:font-name-asian="微软雅黑"/>
    </style:style>
    <style:style style:name="T3" style:family="text">
      <style:text-properties fo:color="#ff0000" style:font-name-asian="微软雅黑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22pt" fo:font-weight="bold" officeooo:rsid="000329f6" style:font-size-asian="22pt" style:font-weight-asian="bold" style:font-size-complex="2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5,文档处理</text:p>
      <text:p text:style-name="P5">1,append</text:p>
      <text:p text:style-name="P1">* <text:s text:c="2"/>append(content) :向每个匹配的元素的内部的结尾处追加内容</text:p>
      <text:p text:style-name="P9"><text:span text:style-name="T1">* append(content) :</text:span><text:span text:style-name="T2">向每个匹配的元素的内部的</text:span><text:span text:style-name="T3">结尾</text:span><text:span text:style-name="T2">处追加内容</text:span></text:p>
      <text:p text:style-name="P8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2">function myclick() {</text:p>
            <text:p text:style-name="P12"><text:tab/>var len=$("li").length;</text:p>
            <text:p text:style-name="P12"><text:tab/>//创建li的jQuery元素</text:p>
            <text:p text:style-name="P12"><text:tab/>var liobj=$("&lt;li&gt;列表项"+(len+1)+"&lt;/li&gt;");</text:p>
            <text:p text:style-name="P12"><text:tab/></text:p>
            <text:p text:style-name="P12"><text:tab/>//在ul内追加jQuery的li元素</text:p>
            <text:p text:style-name="P12"><text:s text:c="5"/>$("ul").append(liobj);</text:p>
            <text:p text:style-name="P12">}</text:p>
            <text:p text:style-name="P10"/>
          </table:table-cell>
        </table:table-row>
      </table:table>
      <text:p text:style-name="P1"><text:line-break/><text:span text:style-name="T5">2,appendTo</text:span></text:p>
      <text:p text:style-name="P2">* <text:s text:c="2"/>appendTo(content) :将每个匹配的元素追加到指定的元素中的内部结尾处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0">var len=$("li").length;</text:p>
            <text:p text:style-name="P10"><text:tab/>//创建li的jQuery元素</text:p>
            <text:p text:style-name="P10"><text:tab/>var liobj=$("&lt;li&gt;列表项"+(len+1)+"&lt;/li&gt;");</text:p>
            <text:p text:style-name="P10"><text:s text:c="10"/>var ulobj=$("ul");</text:p>
            <text:p text:style-name="P10"><text:s text:c="6"/>liobj.appendTo(ulobj);</text:p>
          </table:table-cell>
        </table:table-row>
      </table:table>
      <text:p text:style-name="P2"/>
      <text:p text:style-name="P2"/>
      <text:p text:style-name="P6">3.prepend<text:line-break/><text:span text:style-name="T4">* <text:s text:c="2"/>prepend(content):向每个匹配的元素的内部的开始处插入内容(在指定插入元素的前面添加)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3"><text:s/>$("ul").prepend(liobj);</text:p>
          </table:table-cell>
        </table:table-row>
      </table:table>
      <text:p text:style-name="P14"/>
      <text:p text:style-name="P14"/>
      <text:p text:style-name="P14"/>
      <text:p text:style-name="P14"/>
      <text:p text:style-name="P14"><text:soft-page-break/></text:p>
      <text:p text:style-name="P7">4,prependTo</text:p>
      <text:p text:style-name="P3">* <text:s text:c="2"/>prependTo(content) :将每个匹配的元素插入到指定的元素内部的开始处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1">与上面的prepend反过来</text:p>
            <text:p text:style-name="P11"><text:tab/>var ulobj=$("ul");</text:p>
            <text:p text:style-name="P11"><text:tab/> <text:s text:c="2"/>liobj.prependTo(ulobj);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微软雅黑" svg:font-family="微软雅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9S</meta:editing-duration>
    <meta:editing-cycles>5</meta:editing-cycles>
    <meta:generator>LibreOffice/5.3.0.3$Windows_X86_64 LibreOffice_project/7074905676c47b82bbcfbea1aeefc84afe1c50e1</meta:generator>
    <dc:date>2018-04-01T11:03:02.287000000</dc:date>
    <meta:document-statistic meta:table-count="4" meta:image-count="0" meta:object-count="0" meta:page-count="2" meta:paragraph-count="26" meta:word-count="202" meta:character-count="638" meta:non-whitespace-character-count="577"/>
    <meta:user-defined meta:name="Info 1"/>
    <meta:user-defined meta:name="Info 2"/>
    <meta:user-defined meta:name="Info 3"/>
    <meta:user-defined meta:name="Info 4"/>
  </office:meta>
</office:document-meta>
</file>